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 table:number-rows-repeated="1047820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5" office:value-type="string" calcext:value-type="string">
            <text:p>Aktion</text:p>
          </table:table-cell>
          <table:table-cell table:style-name="ce5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</table:table>
      <table:named-expressions/>
      <table:database-ranges>
        <table:database-range table:name="__Anonymous_Sheet_DB__0" table:target-range-address="Schreibhand.A1:Schreibhand.C74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.00.0000</text:date>, <text:time style:data-style-name="N2" text:time-value="09:45:39.042811228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2.2$Linux_X86_64 LibreOffice_project/02b2acce88a210515b4a5bb2e46cbfb63fe97d56</meta:generator>
    <meta:creation-date>2006-09-16T14:57:30</meta:creation-date>
    <dc:date>2021-11-13T09:46:11.602098132</dc:date>
    <meta:editing-cycles>452</meta:editing-cycles>
    <meta:editing-duration>PT20H6M20S</meta:editing-duration>
    <meta:document-statistic meta:table-count="2" meta:cell-count="1805" meta:object-count="0"/>
    <meta:user-defined meta:name="Info 1"/>
    <meta:user-defined meta:name="Info 2"/>
    <meta:user-defined meta:name="Info 3"/>
    <meta:user-defined meta:name="Info 4"/>
  </office:meta>
</office:document-meta>
</file>